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officeooo:rsid="00044ba8" officeooo:paragraph-rsid="00044ba8" style:font-size-asian="14pt" style:font-weight-asian="bold" style:font-size-complex="16pt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size="12pt" fo:font-weight="bold" officeooo:rsid="0015a7d7" officeooo:paragraph-rsid="0015a7d7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size="12pt" fo:font-weight="normal" officeooo:rsid="00044ba8" officeooo:paragraph-rsid="00044ba8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size="12pt" fo:font-weight="normal" officeooo:rsid="00092e31" officeooo:paragraph-rsid="00092e31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justify" style:justify-single-word="false"/>
      <style:text-properties fo:font-size="12pt" fo:font-weight="normal" officeooo:rsid="000a2dd2" officeooo:paragraph-rsid="000a2dd2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size="12pt" fo:font-weight="normal" officeooo:rsid="000a5308" officeooo:paragraph-rsid="000a5308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size="12pt" fo:font-weight="normal" officeooo:rsid="000b9445" officeooo:paragraph-rsid="000b9445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size="12pt" fo:font-weight="normal" officeooo:rsid="000d8e4d" officeooo:paragraph-rsid="000d8e4d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justify" style:justify-single-word="false"/>
      <style:text-properties fo:font-size="12pt" fo:font-weight="normal" officeooo:rsid="000ea87c" officeooo:paragraph-rsid="000ea87c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size="12pt" fo:font-weight="normal" officeooo:rsid="00109ad1" officeooo:paragraph-rsid="00109ad1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justify" style:justify-single-word="false"/>
      <style:text-properties fo:font-size="12pt" fo:font-weight="normal" officeooo:rsid="0010ae78" officeooo:paragraph-rsid="0010ae78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justify" style:justify-single-word="false"/>
      <style:text-properties fo:font-size="12pt" fo:font-weight="normal" officeooo:rsid="0010b1c8" officeooo:paragraph-rsid="0010b1c8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justify" style:justify-single-word="false"/>
      <style:text-properties fo:font-size="12pt" fo:font-weight="normal" officeooo:rsid="001134f0" officeooo:paragraph-rsid="001134f0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justify" style:justify-single-word="false"/>
      <style:text-properties fo:font-size="12pt" fo:font-weight="normal" officeooo:rsid="00120451" officeooo:paragraph-rsid="00120451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justify" style:justify-single-word="false"/>
      <style:text-properties fo:font-size="12pt" fo:font-weight="normal" officeooo:rsid="00134b60" officeooo:paragraph-rsid="00134b60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justify" style:justify-single-word="false"/>
      <style:text-properties fo:font-size="12pt" fo:font-weight="normal" officeooo:rsid="001464d5" officeooo:paragraph-rsid="001464d5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justify" style:justify-single-word="false"/>
      <style:text-properties fo:font-size="12pt" fo:font-weight="normal" officeooo:rsid="00175d99" officeooo:paragraph-rsid="00175d99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justify" style:justify-single-word="false"/>
      <style:text-properties fo:font-size="12pt" fo:font-weight="normal" officeooo:rsid="0017d228" officeooo:paragraph-rsid="0017d228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justify" style:justify-single-word="false"/>
      <style:text-properties fo:font-size="12pt" fo:font-weight="normal" officeooo:rsid="00184213" officeooo:paragraph-rsid="00184213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justify" style:justify-single-word="false"/>
      <style:text-properties fo:font-size="12pt" fo:font-weight="normal" officeooo:rsid="00198de1" officeooo:paragraph-rsid="00198de1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justify" style:justify-single-word="false"/>
      <style:text-properties fo:font-size="12pt" fo:font-weight="normal" officeooo:rsid="001ab611" officeooo:paragraph-rsid="001ab611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justify" style:justify-single-word="false"/>
      <style:text-properties fo:font-size="12pt" fo:font-weight="normal" officeooo:rsid="001c07d1" officeooo:paragraph-rsid="001c07d1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justify" style:justify-single-word="false"/>
      <style:text-properties fo:font-size="12pt" fo:font-weight="normal" officeooo:rsid="001cb147" officeooo:paragraph-rsid="001cb147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justify" style:justify-single-word="false"/>
      <style:text-properties fo:font-size="12pt" fo:font-weight="normal" officeooo:rsid="001d6471" officeooo:paragraph-rsid="001d6471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justify" style:justify-single-word="false"/>
      <style:text-properties fo:font-size="12pt" fo:font-weight="normal" officeooo:rsid="001f2c3e" officeooo:paragraph-rsid="001f2c3e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justify" style:justify-single-word="false"/>
      <style:text-properties fo:font-size="12pt" fo:font-weight="normal" officeooo:rsid="0020c1fd" officeooo:paragraph-rsid="0020c1fd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justify" style:justify-single-word="false"/>
      <style:text-properties fo:font-size="12pt" fo:font-weight="normal" officeooo:rsid="0020efce" officeooo:paragraph-rsid="0020efce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justify" style:justify-single-word="false"/>
      <style:text-properties fo:font-size="12pt" fo:font-weight="normal" officeooo:rsid="0020f4eb" officeooo:paragraph-rsid="0020f4eb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justify" style:justify-single-word="false"/>
      <style:text-properties fo:font-size="12pt" fo:font-weight="normal" officeooo:rsid="0022fc07" officeooo:paragraph-rsid="0022fc07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justify" style:justify-single-word="false"/>
      <style:text-properties fo:font-size="12pt" fo:font-weight="normal" officeooo:rsid="00247afe" officeooo:paragraph-rsid="00247afe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justify" style:justify-single-word="false"/>
      <style:text-properties fo:font-size="12pt" fo:font-weight="normal" officeooo:rsid="0024cb09" officeooo:paragraph-rsid="0024cb09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text-align="justify" style:justify-single-word="false"/>
      <style:text-properties fo:font-size="12pt" fo:font-weight="normal" officeooo:rsid="00253bf8" officeooo:paragraph-rsid="00253bf8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fo:text-align="justify" style:justify-single-word="false"/>
      <style:text-properties fo:font-size="12pt" fo:font-weight="normal" officeooo:rsid="00271a71" officeooo:paragraph-rsid="00271a71" style:font-size-asian="10.5pt" style:font-weight-asian="normal" style:font-size-complex="12pt" style:font-weight-complex="normal"/>
    </style:style>
    <style:style style:name="P34" style:family="paragraph" style:parent-style-name="Standard">
      <style:paragraph-properties fo:text-align="justify" style:justify-single-word="false"/>
      <style:text-properties fo:font-size="12pt" fo:font-weight="normal" officeooo:rsid="002815d0" officeooo:paragraph-rsid="002815d0" style:font-size-asian="10.5pt" style:font-weight-asian="normal" style:font-size-complex="12pt" style:font-weight-complex="normal"/>
    </style:style>
    <style:style style:name="P35" style:family="paragraph" style:parent-style-name="Standard">
      <style:paragraph-properties fo:text-align="justify" style:justify-single-word="false"/>
      <style:text-properties fo:font-size="12pt" fo:font-weight="normal" officeooo:rsid="002830b7" officeooo:paragraph-rsid="002830b7" style:font-size-asian="10.5pt" style:font-weight-asian="normal" style:font-size-complex="12pt" style:font-weight-complex="normal"/>
    </style:style>
    <style:style style:name="P36" style:family="paragraph" style:parent-style-name="Standard">
      <style:paragraph-properties fo:text-align="justify" style:justify-single-word="false"/>
      <style:text-properties fo:font-size="12pt" fo:font-weight="normal" officeooo:rsid="0029d8c7" officeooo:paragraph-rsid="0029d8c7" style:font-size-asian="10.5pt" style:font-weight-asian="normal" style:font-size-complex="12pt" style:font-weight-complex="normal"/>
    </style:style>
    <style:style style:name="P37" style:family="paragraph" style:parent-style-name="Standard">
      <style:paragraph-properties fo:text-align="justify" style:justify-single-word="false"/>
      <style:text-properties fo:font-size="12pt" fo:font-weight="normal" officeooo:rsid="002b2c98" officeooo:paragraph-rsid="002b2c98" style:font-size-asian="10.5pt" style:font-weight-asian="normal" style:font-size-complex="12pt" style:font-weight-complex="normal"/>
    </style:style>
    <style:style style:name="P38" style:family="paragraph" style:parent-style-name="Standard">
      <style:paragraph-properties fo:text-align="justify" style:justify-single-word="false"/>
      <style:text-properties fo:font-size="12pt" fo:font-weight="normal" officeooo:rsid="002c0fda" officeooo:paragraph-rsid="002c0fda" style:font-size-asian="10.5pt" style:font-weight-asian="normal" style:font-size-complex="12pt" style:font-weight-complex="normal"/>
    </style:style>
    <style:style style:name="P39" style:family="paragraph" style:parent-style-name="Standard">
      <style:paragraph-properties fo:text-align="justify" style:justify-single-word="false"/>
      <style:text-properties fo:font-size="12pt" fo:font-weight="normal" officeooo:rsid="002de141" officeooo:paragraph-rsid="002de141" style:font-size-asian="10.5pt" style:font-weight-asian="normal" style:font-size-complex="12pt" style:font-weight-complex="normal"/>
    </style:style>
    <style:style style:name="T1" style:family="text">
      <style:text-properties officeooo:rsid="0005eec5"/>
    </style:style>
    <style:style style:name="T2" style:family="text">
      <style:text-properties officeooo:rsid="0009438b"/>
    </style:style>
    <style:style style:name="T3" style:family="text">
      <style:text-properties officeooo:rsid="0010b1c8"/>
    </style:style>
    <style:style style:name="T4" style:family="text">
      <style:text-properties officeooo:rsid="001bcfde"/>
    </style:style>
    <style:style style:name="T5" style:family="text">
      <style:text-properties officeooo:rsid="0024cb0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YTHON 3 NOTES</text:p>
      <text:p text:style-name="P1"/>
      <text:p text:style-name="P2">SECTION 1</text:p>
      <text:p text:style-name="P3"/>
      <text:p text:style-name="P3">Python “Playground” (Re<text:span text:style-name="T1">ad Evaluate Print Loop</text:span>) in Terminal write python3</text:p>
      <text:p text:style-name="P3"><text:tab/>Can execute any valid python code in here.</text:p>
      <text:p text:style-name="P3"><text:tab/>To exit type exit() or do ctrl <text:span text:style-name="T1">D</text:span></text:p>
      <text:p text:style-name="P3"><text:tab/><text:span text:style-name="T1">ctrl L to clear terminal screen</text:span></text:p>
      <text:p text:style-name="P3"><text:tab/><text:span text:style-name="T1">for help type help()</text:span></text:p>
      <text:p text:style-name="P3"><text:tab/></text:p>
      <text:p text:style-name="P4">EVERYTHING IN PYTHON IS AN OBJECT</text:p>
      <text:p text:style-name="P4"><text:tab/><text:span text:style-name="T2">eg a string is a text object</text:span></text:p>
      <text:p text:style-name="P5">With strings can use ‘’ or “”</text:p>
      <text:p text:style-name="P5"/>
      <text:p text:style-name="P6">Use “”” “”” for commenting</text:p>
      <text:p text:style-name="P6"/>
      <text:p text:style-name="P7">Inputs are arguments</text:p>
      <text:p text:style-name="P7">Outputs are return values</text:p>
      <text:p text:style-name="P7">Function is where a series of steps are carried out on the argument(s) and it returns the return value(s). To run the function, it is called or invoked.</text:p>
      <text:p text:style-name="P7"/>
      <text:p text:style-name="P8">In the print function example we pass the argument of a string to the print function, or invoke the function.</text:p>
      <text:p text:style-name="P8"/>
      <text:p text:style-name="P9">Use a comma to separate arguments contained within parantheses print(3, 5, 7)</text:p>
      <text:p text:style-name="P9"/>
      <text:p text:style-name="P10">Parameter is a name for an expected argument <text:span text:style-name="T3">that is going to be passed </text:span>to a function</text:p>
      <text:p text:style-name="P11">Keyword parameter sep= allows you to use a string instead of a default space eg sep=”!” wil give a ! instead of a space.</text:p>
      <text:p text:style-name="P12">Default sep is sep=” “</text:p>
      <text:p text:style-name="P12">Default end is end=”/n”</text:p>
      <text:p text:style-name="P12">sep=”**” sep is the parameter and ** is the argument.</text:p>
      <text:p text:style-name="P12"/>
      <text:p text:style-name="P13">To comment out a line use #</text:p>
      <text:p text:style-name="P14">To comment out a block of code, highlight block then ctrl/</text:p>
      <text:p text:style-name="P14"/>
      <text:p text:style-name="P2">SECTION 2</text:p>
      <text:p text:style-name="P15"/>
      <text:p text:style-name="P15">Expression is a python statement that is evaluated – a line of code where a computation or evaluation happens. eg. print(3 + 4)</text:p>
      <text:p text:style-name="P15">Operator – a special symbol that carries out an operation eg. + - * /</text:p>
      <text:p text:style-name="P15">Operands are the values or objects to the left and right or the Operator. In the above example the operands would be 3 and 4.</text:p>
      <text:p text:style-name="P15"/>
      <text:p text:style-name="P16">PEMDAS – Parentheses, Exponenets, Multiplication, Division, Addition, Subtraction --- the order python evaluates a mathematical evaluation.</text:p>
      <text:p text:style-name="P16"/>
      <text:p text:style-name="P17">When using division operator, result is returned as a float even if integers are used.</text:p>
      <text:p text:style-name="P18">Floor division is where // is used. This returns only a whole number (integer) rounded down. eg 14 / 3 = 4</text:p>
      <text:p text:style-name="P18">However, if it is a negative number that is divided, the answer is rounded up. eg -14 / 3 = -5</text:p>
      <text:p text:style-name="P18">Modulo operator % returns the remainder of a division sum. Eg 14 % 3 = 2</text:p>
      <text:p text:style-name="P19"><text:soft-page-break/>If number being divided by the modulo is smaller then it will return that number. eg <text:s/>1 % 3 = 1 or 2 % 3 = 2</text:p>
      <text:p text:style-name="P23">print( “ | “ * 5) will give | | | | | or 5 times the string.</text:p>
      <text:p text:style-name="P19"/>
      <text:p text:style-name="P20">Boolean <text:s/>- true OR false</text:p>
      <text:p text:style-name="P21">In boolean 5 does equal 5.0 (int = float) – <text:span text:style-name="T4">where datatypes are not the same but can be compared, python will automatically convert the more simple type (here int) to the more complex type (here float).</text:span></text:p>
      <text:p text:style-name="P21">In boolean strings must match exactly – capitals must be capitals and lower case must be lower case.</text:p>
      <text:p text:style-name="P22">print(5 &lt; 8 &lt;= 10) will return true as 5 is less than 8 which is less than or equal to 10.</text:p>
      <text:p text:style-name="P22">print(5 &lt; 8 &lt;= 10) will return false as 5 is less than 8 but 8 is not less than or equal to 10.</text:p>
      <text:p text:style-name="P22"/>
      <text:p text:style-name="P21"/>
      <text:p text:style-name="P24">TYPE is a built in function that returns the type of an object. </text:p>
      <text:p text:style-name="P25">Remember, everything in Python is an object.</text:p>
      <text:p text:style-name="P25">An object is an INSTANCE of a CLASS.</text:p>
      <text:p text:style-name="P25">CLASS is a blueprint from which objects are made.</text:p>
      <text:p text:style-name="P25">INSTANCE is an object made from a class.</text:p>
      <text:p text:style-name="P25">Eg you could have a House class and an instance would be A House object of that House class.</text:p>
      <text:p text:style-name="P25"/>
      <text:p text:style-name="P26">Whereas an equality operator comparison of 5 and 5.0 – print(5 == 5.0) will return TRUE, a type class comparison – print(type(5) == type(5.0)) will return FALSE as this is a comparison of class types and they are different.</text:p>
      <text:p text:style-name="P27">print(type(False) == type(True)) returns True as this is a comparison of the Boolean class.</text:p>
      <text:p text:style-name="P27">Using print(type(***)) will tell you the class that is is built from.</text:p>
      <text:p text:style-name="P27"/>
      <text:p text:style-name="P28">TYPE CONVERSION</text:p>
      <text:p text:style-name="P28">print(int(“3”)) we are invoking the int function so taking the string object and trying to return an int object</text:p>
      <text:p text:style-name="P28"/>
      <text:p text:style-name="P29">Because everything in Python is an object, a VARIABLE is a name assigned to an object. It refers to the object, it is not the object itself. Like an address for a house. It is not the house itself, it refers to the house.</text:p>
      <text:p text:style-name="P29"/>
      <text:p text:style-name="P29">Assignment operator is = </text:p>
      <text:p text:style-name="P29">Used to assign the variable name to the object. Eg name = “Ralph”</text:p>
      <text:p text:style-name="P30">Variable to the left of the = object to the right.</text:p>
      <text:p text:style-name="P30"/>
      <text:p text:style-name="P30">Python uses snake_case formatting eg favourite_language = “Python”</text:p>
      <text:p text:style-name="P30">*<text:span text:style-name="T5">print(“My name is”, name, “and I am”, age, “years old”) will print out “My name is Ralph and I am 46 years old” without requiring the spaces between words like “ and I am” “ years old”</text:span></text:p>
      <text:p text:style-name="P30"/>
      <text:p text:style-name="P31">What occurs to the right of the assignment operator will always take place first eg </text:p>
      <text:p text:style-name="P31">age = 23 + 10</text:p>
      <text:p text:style-name="P31">print(age)</text:p>
      <text:p text:style-name="P31">will return 33</text:p>
      <text:p text:style-name="P31"/>
      <text:p text:style-name="P32">Information about the TYPE lives with the object, not the variable. Eg here age can be an int or a string or a float, we don’t have to declare it like we would in Java where it would be int age = 46</text:p>
      <text:p text:style-name="P32">Python is a dynamically typed language so different objects can be given the same variable name. THIS IS BAD PRACTICE.</text:p>
      <text:p text:style-name="P32"><text:soft-page-break/></text:p>
      <text:p text:style-name="P33">Where variables have the same object ie a = 5 and b = 5 then can be written as a = b = 5. Remember variables only point to objects.</text:p>
      <text:p text:style-name="P33">If b is then reassigned to the object 10 ie b = 10, a will still remain as 5 ie a = 5.</text:p>
      <text:p text:style-name="P34">To assign multiple variables to multiple values on one line use commas to separate eg:</text:p>
      <text:p text:style-name="P34">a, b, c = 5, 10, 15</text:p>
      <text:p text:style-name="P34">Objects can be different datatypes eg a, b, c, d = 5, 10, 15, “hello” will return 5, 10, 15, hello</text:p>
      <text:p text:style-name="P34"/>
      <text:p text:style-name="P35">AUGMENTED ASSIGNMENT OPERATOR</text:p>
      <text:p text:style-name="P35">Remember everything to the right or the = happens first</text:p>
      <text:p text:style-name="P35">a = 1</text:p>
      <text:p text:style-name="P35">a = a + 2 <text:s text:c="2"/>gives 3</text:p>
      <text:p text:style-name="P35"/>
      <text:p text:style-name="P35">a = 1</text:p>
      <text:p text:style-name="P35">a += 2 <text:s text:c="2"/>also gives 3 </text:p>
      <text:p text:style-name="P35">This is the augmented assignment operator</text:p>
      <text:p text:style-name="P36">+= <text:s/>-= <text:s/>*= <text:s/>/=</text:p>
      <text:p text:style-name="P36"/>
      <text:p text:style-name="P37">INPUT FUNCTION takes user input from the terminal as a string</text:p>
      <text:p text:style-name="P37">input()</text:p>
      <text:p text:style-name="P38">input(“Enter some text “) - note the space at the end otherwise in terminal cursor will appear right after the t of text.</text:p>
      <text:p text:style-name="P39">Run in TERMINAL by writing python3 then file name in directory.</text:p>
      <text:p text:style-name="P30"/>
      <text:p text:style-name="P2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7T10:56:19.023730716</meta:creation-date>
    <dc:date>2020-03-10T13:07:08.209517785</dc:date>
    <meta:editing-duration>PT5H16M15S</meta:editing-duration>
    <meta:editing-cycles>12</meta:editing-cycles>
    <meta:generator>LibreOffice/6.0.7.3$Linux_X86_64 LibreOffice_project/00m0$Build-3</meta:generator>
    <meta:document-statistic meta:table-count="0" meta:image-count="0" meta:object-count="0" meta:page-count="3" meta:paragraph-count="80" meta:word-count="1048" meta:character-count="5364" meta:non-whitespace-character-count="4369"/>
  </office:meta>
</office:document-meta>
</file>